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A00000002375A803849D6BC5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4*"/>
    </style:style>
    <style:style style:name="Table1.B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Table_20_Contents">
      <style:text-properties style:font-name="Ubuntu" officeooo:rsid="000bf326" officeooo:paragraph-rsid="000bf326"/>
    </style:style>
    <style:style style:name="P3" style:family="paragraph" style:parent-style-name="Heading_20_1">
      <style:text-properties style:font-name="Ubuntu" fo:font-size="12pt" fo:font-weight="normal" officeooo:rsid="000da5b2" officeooo:paragraph-rsid="000da5b2" style:font-size-asian="10.5pt" style:font-weight-asian="normal" style:font-size-complex="12pt" style:font-weight-complex="normal"/>
    </style:style>
    <style:style style:name="P4" style:family="paragraph" style:parent-style-name="Heading_20_1">
      <style:text-properties style:font-name="Ubuntu" fo:font-size="12pt" style:font-size-asian="12pt" style:font-size-complex="12pt"/>
    </style:style>
    <style:style style:name="P5" style:family="paragraph" style:parent-style-name="Text_20_body">
      <style:text-properties style:font-name="Ubuntu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officeooo:paragraph-rsid="000da5b2"/>
    </style:style>
    <style:style style:name="P7" style:family="paragraph" style:parent-style-name="Text_20_body">
      <style:text-properties officeooo:rsid="000da5b2" officeooo:paragraph-rsid="000da5b2"/>
    </style:style>
    <style:style style:name="P8" style:family="paragraph" style:parent-style-name="Standard">
      <style:text-properties style:font-name="Ubuntu" officeooo:rsid="000bf326" officeooo:paragraph-rsid="000bf326"/>
    </style:style>
    <style:style style:name="P9" style:family="paragraph" style:parent-style-name="Standard">
      <style:paragraph-properties fo:text-align="center" style:justify-single-word="false"/>
      <style:text-properties style:font-name="Ubuntu" fo:font-size="14pt" officeooo:rsid="000b02e4" officeooo:paragraph-rsid="000b02e4" style:font-size-asian="14pt" style:font-size-complex="14pt"/>
    </style:style>
    <style:style style:name="P10" style:family="paragraph" style:parent-style-name="Standard">
      <style:text-properties style:font-name="Ubuntu" fo:font-size="14pt" officeooo:rsid="000b02e4" officeooo:paragraph-rsid="000b02e4" style:font-size-asian="14pt" style:font-size-complex="14pt"/>
    </style:style>
    <style:style style:name="P11" style:family="paragraph" style:parent-style-name="Standard">
      <style:text-properties style:font-name="Ubuntu" officeooo:rsid="000f2431" officeooo:paragraph-rsid="000f2431"/>
    </style:style>
    <style:style style:name="P12" style:family="paragraph" style:parent-style-name="Standard">
      <style:text-properties style:font-name="Ubuntu" fo:font-weight="bold" officeooo:rsid="000f2431" officeooo:paragraph-rsid="000f2431" style:font-weight-asian="bold" style:font-weight-complex="bold"/>
    </style:style>
    <style:style style:name="P13" style:family="paragraph" style:parent-style-name="Footer">
      <style:text-properties style:font-name="Ubuntu" fo:font-size="10pt" officeooo:rsid="0011dd35" officeooo:paragraph-rsid="0011dd35" style:font-size-asian="10pt" style:font-size-complex="10pt"/>
    </style:style>
    <style:style style:name="T1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0da5b2" style:font-size-asian="10.5pt" style:font-weight-asian="normal" style:font-size-complex="12pt" style:font-weight-complex="normal"/>
    </style:style>
    <style:style style:name="T3" style:family="text">
      <style:text-properties officeooo:rsid="000f2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DD de Punta a Punta</text:p>
      <text:p text:style-name="P9">Una arquitectura de pruebas flexible con feedback rápido y signifcativo</text:p>
      <text:p text:style-name="P10"/>
      <text:h text:style-name="P4" text:outline-level="1">1 Actividad: Tipos de Pruebas</text:h>
      <text:p text:style-name="P8"/>
      <text:p text:style-name="P8">¿Cómo se comparan las micro-pruebas con las pruebas de punta a punta?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icro-pruebas</text:p>
          </table:table-cell>
          <table:table-cell table:style-name="Table1.C1" office:value-type="string">
            <text:p text:style-name="P2">Pruebas de punta a punta</text:p>
          </table:table-cell>
        </table:table-row>
        <table:table-row>
          <table:table-cell table:style-name="Table1.A2" office:value-type="string">
            <text:p text:style-name="P2">Rapidez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fiabilida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ignificativida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P8"/>
      <text:p text:style-name="P5">2 Arquitectura de pruebas flexible</text:p>
      <text:h text:style-name="P3" text:outline-level="1">Presentación de una arquitectura de pruebas flexible con distintas configuraciones de pruebas .</text:h>
      <text:p text:style-name="P6"><text:span text:style-name="T2"/></text:p>
      <text:h text:style-name="P4" text:outline-level="1">3 <text:span text:style-name="T3">Actividad: </text:span>Rompecabezas de la arquitectura de pruebas <text:span text:style-name="T3">de</text:span>l ejemplo ‘Registrarme’</text:h>
      <text:p text:style-name="P7"><text:span text:style-name="T1">Buscar en el usb drive el proyecto registrame, revisar el código y armar el rompecabezas adjunto para dos configuraciones de prueba.</text:span></text:p>
      <text:p text:style-name="P7"><text:span text:style-name="T1"/></text:p>
      <text:p text:style-name="P12">4 Actividad: Agregar requerimiento de longitud mínima de caracteres en la clave</text:p>
      <text:p text:style-name="P11">Escribir un test que falle para la longitud mínima de clave en 8 caracteres. Hacer pasar la prueba. Extender a la otra configuración.</text:p>
      <text:p text:style-name="P11"/>
      <text:p text:style-name="P11"/>
      <text:p text:style-name="P12">5 Actividad: Encontrar un defecto y corregirlo</text:p>
      <text:p text:style-name="P11">Escribir un test que falle para evidenciar un defecto, y luego corregirlo. Extender a otra configuración.</text:p>
      <text:p text:style-name="P11"/>
      <text:p text:style-name="P11"><text:bookmark text:name="docs-internal-guid-eeaec91a-7fff-1bd5-b91a-4840949c6f7b"/></text:p>
      <text:p text:style-name="P11"/>
      <text:p text:style-name="P12">6 Cierre y lecciones aprendida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10pt" officeooo:rsid="0011dd35" officeooo:paragraph-rsid="0011dd35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Este taller está inspirado en el taller Sub-second TDD de Aslak Hellesoy y Steve Tooke de Cucumber Inc.</text:p>
        <text:p text:style-name="MP1"><draw:frame draw:style-name="Mfr1" draw:name="Image1" text:anchor-type="paragraph" svg:x="4.9957in" svg:y="0.1217in" svg:width="1.6665in" svg:height="0.3646in" draw:z-index="0"><draw:image xlink:href="Pictures/10000201000000A00000002375A803849D6BC56F.png" xlink:type="simple" xlink:show="embed" xlink:actuate="onLoad" loext:mime-type="image/png"/></draw:frame></text:p>
        <text:p text:style-name="MP1">Diego Fontdevila @dfont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5:44:06.625308272</meta:creation-date>
    <dc:date>2018-10-03T16:06:26.786266160</dc:date>
    <meta:editing-duration>PT22M17S</meta:editing-duration>
    <meta:editing-cycles>6</meta:editing-cycles>
    <meta:generator>LibreOffice/6.0.3.2$Linux_X86_64 LibreOffice_project/00m0$Build-2</meta:generator>
    <meta:document-statistic meta:table-count="1" meta:image-count="1" meta:object-count="0" meta:page-count="1" meta:paragraph-count="20" meta:word-count="175" meta:character-count="1126" meta:non-whitespace-character-count="971"/>
  </office:meta>
</office:document-meta>
</file>